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Vehicle 1</text:p>
          </table:table-cell>
          <table:table-cell office:value-type="string" calcext:value-type="string">
            <text:p>Vehicle 2</text:p>
          </table:table-cell>
          <table:table-cell office:value-type="string" calcext:value-type="string">
            <text:p>Vehicle 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ost per km</text:p>
          </table:table-cell>
          <table:table-cell table:number-columns-repeated="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st per kg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st fix</text:p>
          </table:table-cell>
          <table:table-cell table:number-columns-repeated="3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ost stop</text:p>
          </table:table-cell>
          <table:table-cell table:number-columns-repeated="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otal dist</text:p>
          </table:table-cell>
          <table:table-cell table:number-columns-repeated="3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x weight</text:p>
          </table:table-cell>
          <table:table-cell table:number-columns-repeated="3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riven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ops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tal cost</text:p>
          </table:table-cell>
          <table:table-cell table:formula="of:=+[.B2]*[.B6]+[.B3]*[.B7]+[.B8]*[.B4]+[.B5]*[.B9]" office:value-type="float" office:value="250" calcext:value-type="float">
            <text:p>250</text:p>
          </table:table-cell>
          <table:table-cell table:formula="of:=+[.C2]*[.C6]+[.C3]*[.C7]+[.C8]*[.C4]+[.C5]*[.C9]" office:value-type="float" office:value="250" calcext:value-type="float">
            <text:p>250</text:p>
          </table:table-cell>
          <table:table-cell table:formula="of:=+[.D2]*[.D6]+[.D3]*[.D7]+[.D8]*[.D4]+[.D5]*[.D9]" office:value-type="float" office:value="250" calcext:value-type="float">
            <text:p>250</text:p>
          </table:table-cell>
          <table:table-cell table:formula="of:=+SUM([.B10:.D10])" office:value-type="float" office:value="750" calcext:value-type="float">
            <text:p>7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08:59:44.023384919</meta:creation-date>
    <dc:date>2019-03-14T09:05:50.456730072</dc:date>
    <meta:editing-duration>PT6M6S</meta:editing-duration>
    <meta:editing-cycles>1</meta:editing-cycles>
    <meta:document-statistic meta:table-count="1" meta:cell-count="41" meta:object-count="0"/>
    <meta:generator>LibreOffice/6.0.7.3$Linux_X86_64 LibreOffice_project/00m0$Build-3</meta:generator>
  </office:meta>
</office:document-meta>
</file>